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language="en" fo:country="US" officeooo:rsid="00083022" officeooo:paragraph-rsid="00083022"/>
    </style:style>
    <style:style style:name="P2" style:family="paragraph" style:parent-style-name="Standard">
      <style:text-properties style:use-window-font-color="true" fo:language="en" fo:country="US" officeooo:rsid="0004bacf" officeooo:paragraph-rsid="00614e6b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6pt" fo:language="en" fo:country="US" officeooo:rsid="00083022" officeooo:paragraph-rsid="00083022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6pt" fo:language="ru" fo:country="RU" officeooo:rsid="0062317a" officeooo:paragraph-rsid="0062317a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6pt" fo:language="ru" fo:country="RU" officeooo:rsid="0063a061" officeooo:paragraph-rsid="0063a061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6pt" fo:language="ru" fo:country="RU" officeooo:rsid="006d5600" officeooo:paragraph-rsid="00787854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6pt" fo:language="ru" fo:country="RU" officeooo:rsid="00787854" officeooo:paragraph-rsid="00787854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use-window-font-color="true" fo:font-size="15pt" fo:language="ru" fo:country="RU" officeooo:rsid="00636963" officeooo:paragraph-rsid="00636963" style:font-size-asian="15pt" style:font-size-complex="15pt"/>
    </style:style>
    <style:style style:name="P9" style:family="paragraph" style:parent-style-name="Standard">
      <style:text-properties style:use-window-font-color="true" fo:language="ru" fo:country="RU" officeooo:rsid="0062317a" officeooo:paragraph-rsid="0062317a"/>
    </style:style>
    <style:style style:name="P10" style:family="paragraph" style:parent-style-name="Standard">
      <style:text-properties style:use-window-font-color="true" fo:language="ru" fo:country="RU" officeooo:rsid="006d30ea" officeooo:paragraph-rsid="006d30ea"/>
    </style:style>
    <style:style style:name="P11" style:family="paragraph" style:parent-style-name="Standard">
      <style:text-properties style:use-window-font-color="true" fo:language="ru" fo:country="RU" officeooo:rsid="006d5600" officeooo:paragraph-rsid="006d5600"/>
    </style:style>
    <style:style style:name="P12" style:family="paragraph" style:parent-style-name="Standard">
      <style:text-properties style:use-window-font-color="true" fo:language="ru" fo:country="RU" officeooo:rsid="00736438" officeooo:paragraph-rsid="0074544d"/>
    </style:style>
    <style:style style:name="P13" style:family="paragraph" style:parent-style-name="Standard">
      <style:text-properties style:use-window-font-color="true" fo:language="ru" fo:country="RU" officeooo:rsid="0074544d" officeooo:paragraph-rsid="0074544d"/>
    </style:style>
    <style:style style:name="P14" style:family="paragraph" style:parent-style-name="Standard">
      <style:text-properties style:use-window-font-color="true" fo:language="ru" fo:country="RU" officeooo:rsid="00805e82" officeooo:paragraph-rsid="00805e82"/>
    </style:style>
    <style:style style:name="P15" style:family="paragraph" style:parent-style-name="Standard">
      <style:text-properties style:use-window-font-color="true" fo:language="ru" fo:country="RU" officeooo:rsid="0080b5e9" officeooo:paragraph-rsid="0080b5e9"/>
    </style:style>
    <style:style style:name="P16" style:family="paragraph" style:parent-style-name="Standard">
      <style:text-properties style:use-window-font-color="true" fo:language="ru" fo:country="RU" officeooo:rsid="0080b5e9" officeooo:paragraph-rsid="0081c902"/>
    </style:style>
    <style:style style:name="P17" style:family="paragraph" style:parent-style-name="Standard">
      <style:text-properties style:use-window-font-color="true" fo:language="ru" fo:country="RU" officeooo:rsid="0080b5e9" officeooo:paragraph-rsid="00821935"/>
    </style:style>
    <style:style style:name="P18" style:family="paragraph" style:parent-style-name="Standard">
      <style:text-properties style:use-window-font-color="true" fo:language="ru" fo:country="RU" officeooo:rsid="0082c309" officeooo:paragraph-rsid="0085f8f2"/>
    </style:style>
    <style:style style:name="P19" style:family="paragraph" style:parent-style-name="Standard">
      <style:text-properties style:use-window-font-color="true" fo:language="ru" fo:country="RU" officeooo:rsid="00841fbe" officeooo:paragraph-rsid="00841fbe"/>
    </style:style>
    <style:style style:name="P20" style:family="paragraph" style:parent-style-name="Standard">
      <style:paragraph-properties fo:text-align="center" style:justify-single-word="false"/>
      <style:text-properties fo:font-size="16pt" fo:language="ru" fo:country="RU" officeooo:rsid="0062317a" officeooo:paragraph-rsid="0062317a" style:font-size-asian="16pt" style:font-size-complex="16pt"/>
    </style:style>
    <style:style style:name="P21" style:family="paragraph" style:parent-style-name="Standard">
      <style:paragraph-properties fo:text-align="center" style:justify-single-word="false"/>
      <style:text-properties fo:font-size="16pt" fo:language="en" fo:country="US" officeooo:rsid="006d30ea" officeooo:paragraph-rsid="006d30ea" style:font-size-asian="16pt" style:font-size-complex="16pt"/>
    </style:style>
    <style:style style:name="P22" style:family="paragraph" style:parent-style-name="Standard">
      <style:text-properties officeooo:paragraph-rsid="006d5600"/>
    </style:style>
    <style:style style:name="P23" style:family="paragraph" style:parent-style-name="Standard">
      <style:text-properties officeooo:paragraph-rsid="007ea5ba"/>
    </style:style>
    <style:style style:name="P24" style:family="paragraph" style:parent-style-name="HTML_20_Preformatted">
      <style:paragraph-properties fo:text-align="start" style:justify-single-word="false"/>
      <style:text-properties fo:color="#00000a" style:font-name="Calibri" fo:font-size="16pt" fo:language="en" fo:country="US" officeooo:rsid="006d5600" officeooo:paragraph-rsid="006d5600" style:font-name-asian="Calibri1" style:font-size-asian="16pt" style:language-asian="ru" style:country-asian="RU" style:font-name-complex="Times New Roman" style:font-size-complex="16pt" style:language-complex="ar" style:country-complex="SA"/>
    </style:style>
    <style:style style:name="P25" style:family="paragraph" style:parent-style-name="HTML_20_Preformatted">
      <style:paragraph-properties fo:text-align="start" style:justify-single-word="false"/>
      <style:text-properties fo:color="#00000a" style:font-name="Calibri" fo:font-size="16pt" fo:language="en" fo:country="US" officeooo:rsid="006d5600" officeooo:paragraph-rsid="00805e82" style:font-name-asian="Calibri1" style:font-size-asian="16pt" style:language-asian="ru" style:country-asian="RU" style:font-name-complex="Times New Roman" style:font-size-complex="16pt" style:language-complex="ar" style:country-complex="SA"/>
    </style:style>
    <style:style style:name="P26" style:family="paragraph" style:parent-style-name="HTML_20_Preformatted">
      <style:text-properties fo:color="#00000a" style:font-name="Calibri" fo:font-size="16pt" fo:language="en" fo:country="US" officeooo:paragraph-rsid="006d5600" style:font-name-asian="Calibri1" style:font-size-asian="16pt" style:language-asian="ru" style:country-asian="RU" style:font-name-complex="Times New Roman" style:font-size-complex="16pt" style:language-complex="ar" style:country-complex="SA"/>
    </style:style>
    <style:style style:name="P27" style:family="paragraph" style:parent-style-name="HTML_20_Preformatted">
      <style:text-properties fo:color="#00000a" style:font-name="Calibri" fo:font-size="16pt" fo:language="en" fo:country="US" officeooo:paragraph-rsid="00705b90" style:font-name-asian="Calibri1" style:font-size-asian="16pt" style:language-asian="ru" style:country-asian="RU" style:font-name-complex="Times New Roman" style:font-size-complex="16pt" style:language-complex="ar" style:country-complex="SA"/>
    </style:style>
    <style:style style:name="P28" style:family="paragraph" style:parent-style-name="HTML_20_Preformatted">
      <style:text-properties fo:color="#00000a" style:font-name="Calibri" fo:font-size="16pt" fo:language="en" fo:country="US" officeooo:paragraph-rsid="0071c799" style:font-name-asian="Calibri1" style:font-size-asian="16pt" style:language-asian="ru" style:country-asian="RU" style:font-name-complex="Times New Roman" style:font-size-complex="16pt" style:language-complex="ar" style:country-complex="SA"/>
    </style:style>
    <style:style style:name="P29" style:family="paragraph" style:parent-style-name="HTML_20_Preformatted">
      <style:text-properties fo:color="#00000a" style:font-name="Calibri" fo:font-size="16pt" fo:language="en" fo:country="US" officeooo:paragraph-rsid="0071f7e3" style:font-name-asian="Calibri1" style:font-size-asian="16pt" style:language-asian="ru" style:country-asian="RU" style:font-name-complex="Times New Roman" style:font-size-complex="16pt" style:language-complex="ar" style:country-complex="SA"/>
    </style:style>
    <style:style style:name="P30" style:family="paragraph" style:parent-style-name="HTML_20_Preformatted">
      <style:text-properties fo:color="#00000a" style:font-name="Calibri" fo:font-size="16pt" fo:language="en" fo:country="US" officeooo:paragraph-rsid="00768d40" style:font-name-asian="Calibri1" style:font-size-asian="16pt" style:language-asian="ru" style:country-asian="RU" style:font-name-complex="Times New Roman" style:font-size-complex="16pt" style:language-complex="ar" style:country-complex="SA"/>
    </style:style>
    <style:style style:name="P31" style:family="paragraph" style:parent-style-name="HTML_20_Preformatted">
      <style:text-properties fo:color="#00000a" style:font-name="Calibri" fo:font-size="16pt" fo:language="en" fo:country="US" officeooo:paragraph-rsid="007ccadb" style:font-name-asian="Calibri1" style:font-size-asian="16pt" style:language-asian="ru" style:country-asian="RU" style:font-name-complex="Times New Roman" style:font-size-complex="16pt" style:language-complex="ar" style:country-complex="SA"/>
    </style:style>
    <style:style style:name="P32" style:family="paragraph" style:parent-style-name="HTML_20_Preformatted">
      <style:text-properties fo:color="#00000a" style:font-name="Calibri" fo:font-size="16pt" fo:language="en" fo:country="US" officeooo:paragraph-rsid="007f1128" style:font-name-asian="Calibri1" style:font-size-asian="16pt" style:language-asian="ru" style:country-asian="RU" style:font-name-complex="Times New Roman" style:font-size-complex="16pt" style:language-complex="ar" style:country-complex="SA"/>
    </style:style>
    <style:style style:name="P33" style:family="paragraph" style:parent-style-name="HTML_20_Preformatted">
      <style:text-properties officeooo:paragraph-rsid="006d5600"/>
    </style:style>
    <style:style style:name="P34" style:family="paragraph" style:parent-style-name="HTML_20_Preformatted">
      <style:text-properties officeooo:paragraph-rsid="0071c799"/>
    </style:style>
    <style:style style:name="P35" style:family="paragraph" style:parent-style-name="HTML_20_Preformatted">
      <style:text-properties officeooo:paragraph-rsid="0071e11b"/>
    </style:style>
    <style:style style:name="P36" style:family="paragraph" style:parent-style-name="HTML_20_Preformatted">
      <style:text-properties officeooo:paragraph-rsid="0071f7e3"/>
    </style:style>
    <style:style style:name="P37" style:family="paragraph" style:parent-style-name="HTML_20_Preformatted">
      <style:text-properties officeooo:paragraph-rsid="006e8658"/>
    </style:style>
    <style:style style:name="P38" style:family="paragraph" style:parent-style-name="HTML_20_Preformatted">
      <style:text-properties officeooo:paragraph-rsid="00768d40"/>
    </style:style>
    <style:style style:name="P39" style:family="paragraph" style:parent-style-name="HTML_20_Preformatted">
      <style:text-properties officeooo:paragraph-rsid="00787854"/>
    </style:style>
    <style:style style:name="P40" style:family="paragraph" style:parent-style-name="HTML_20_Preformatted">
      <style:text-properties officeooo:paragraph-rsid="007a6b5a"/>
    </style:style>
    <style:style style:name="P41" style:family="paragraph" style:parent-style-name="HTML_20_Preformatted">
      <style:text-properties officeooo:paragraph-rsid="007f1128"/>
    </style:style>
    <style:style style:name="P42" style:family="paragraph" style:parent-style-name="Preformatted_20_Text">
      <style:text-properties officeooo:paragraph-rsid="007f1128"/>
    </style:style>
    <style:style style:name="P43" style:family="paragraph" style:parent-style-name="Standard">
      <style:text-properties style:use-window-font-color="true" fo:language="ru" fo:country="RU" officeooo:rsid="0080b5e9" officeooo:paragraph-rsid="0080b5e9"/>
    </style:style>
    <style:style style:name="P44" style:family="paragraph" style:parent-style-name="Standard">
      <style:text-properties style:use-window-font-color="true" fo:language="ru" fo:country="RU" officeooo:rsid="00873080" officeooo:paragraph-rsid="0087308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d30ea"/>
    </style:style>
    <style:style style:name="T3" style:family="text">
      <style:text-properties fo:language="en" fo:country="US" officeooo:rsid="00762d5c"/>
    </style:style>
    <style:style style:name="T4" style:family="text">
      <style:text-properties fo:language="en" fo:country="US" officeooo:rsid="0081c902"/>
    </style:style>
    <style:style style:name="T5" style:family="text">
      <style:text-properties fo:language="en" fo:country="US" officeooo:rsid="0080b5e9"/>
    </style:style>
    <style:style style:name="T6" style:family="text">
      <style:text-properties fo:language="en" fo:country="US" officeooo:rsid="00821935"/>
    </style:style>
    <style:style style:name="T7" style:family="text">
      <style:text-properties fo:language="ru" fo:country="RU" officeooo:rsid="00805e82"/>
    </style:style>
    <style:style style:name="T8" style:family="text">
      <style:text-properties officeooo:rsid="006d30ea"/>
    </style:style>
    <style:style style:name="T9" style:family="text">
      <style:text-properties fo:color="#00000a" style:font-name="Calibri" fo:font-size="16pt" fo:language="en" fo:country="US" style:font-name-asian="Calibri1" style:font-size-asian="16pt" style:language-asian="ru" style:country-asian="RU" style:font-name-complex="Times New Roman" style:font-size-complex="16pt" style:language-complex="ar" style:country-complex="SA"/>
    </style:style>
    <style:style style:name="T10" style:family="text">
      <style:text-properties fo:color="#00000a" style:font-name="Calibri" fo:font-size="16pt" fo:language="en" fo:country="US" fo:font-style="normal" style:text-underline-style="none" fo:font-weight="normal" officeooo:rsid="00705b90" style:font-name-asian="Calibri1" style:font-size-asian="16pt" style:language-asian="ru" style:country-asian="RU" style:font-style-asian="normal" style:font-weight-asian="normal" style:font-name-complex="Times New Roman" style:font-size-complex="16pt" style:language-complex="ar" style:country-complex="SA" style:font-style-complex="normal" style:font-weight-complex="normal"/>
    </style:style>
    <style:style style:name="T11" style:family="text">
      <style:text-properties fo:color="#00000a" style:font-name="Calibri" fo:font-size="16pt" fo:language="en" fo:country="US" fo:font-style="normal" style:text-underline-style="none" fo:font-weight="normal" officeooo:rsid="0071e11b" style:font-name-asian="Calibri1" style:font-size-asian="16pt" style:language-asian="ru" style:country-asian="RU" style:font-style-asian="normal" style:font-weight-asian="normal" style:font-name-complex="Times New Roman" style:font-size-complex="16pt" style:language-complex="ar" style:country-complex="SA" style:font-style-complex="normal" style:font-weight-complex="normal"/>
    </style:style>
    <style:style style:name="T12" style:family="text">
      <style:text-properties fo:color="#00000a" style:font-name="Calibri" fo:font-size="16pt" fo:language="ru" fo:country="RU" style:font-name-asian="Calibri1" style:font-size-asian="16pt" style:language-asian="ru" style:country-asian="RU" style:font-name-complex="Times New Roman" style:font-size-complex="16pt" style:language-complex="ar" style:country-complex="SA"/>
    </style:style>
    <style:style style:name="T13" style:family="text">
      <style:text-properties fo:color="#00000a" style:font-name="Calibri" fo:font-size="16pt" fo:language="ru" fo:country="RU" officeooo:rsid="007f1128" style:font-name-asian="Calibri1" style:font-size-asian="16pt" style:language-asian="ru" style:country-asian="RU" style:font-name-complex="Times New Roman" style:font-size-complex="16pt" style:language-complex="ar" style:country-complex="SA"/>
    </style:style>
    <style:style style:name="T14" style:family="text">
      <style:text-properties fo:color="#00000a" style:font-name="Calibri" fo:font-size="12pt" fo:language="en" fo:country="US" style:font-name-asian="Calibri1" style:font-size-asian="12pt" style:language-asian="ru" style:country-asian="RU" style:font-name-complex="Times New Roman" style:font-size-complex="12pt" style:language-complex="ar" style:country-complex="SA"/>
    </style:style>
    <style:style style:name="T15" style:family="text">
      <style:text-properties fo:color="#00000a" style:font-name="Calibri" fo:font-size="12pt" fo:language="en" fo:country="US" officeooo:rsid="00787854" style:font-name-asian="Calibri1" style:font-size-asian="12pt" style:language-asian="ru" style:country-asian="RU" style:font-name-complex="Times New Roman" style:font-size-complex="12pt" style:language-complex="ar" style:country-complex="SA"/>
    </style:style>
    <style:style style:name="T16" style:family="text">
      <style:text-properties fo:color="#00000a" style:font-name="Calibri" fo:font-size="12pt" fo:language="en" fo:country="US" fo:font-weight="normal" style:font-name-asian="Calibri1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17" style:family="text">
      <style:text-properties fo:color="#00000a" style:font-name="Calibri" fo:font-size="12pt" fo:language="en" fo:country="US" fo:font-weight="normal" officeooo:rsid="0071e11b" style:font-name-asian="Calibri1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18" style:family="text">
      <style:text-properties fo:color="#00000a" style:font-name="Calibri" fo:font-size="12pt" fo:language="en" fo:country="US" fo:font-style="normal" style:text-underline-style="none" fo:font-weight="normal" officeooo:rsid="0071c799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9" style:family="text">
      <style:text-properties fo:color="#00000a" style:font-name="Calibri" fo:font-size="12pt" fo:language="en" fo:country="US" fo:font-style="normal" style:text-underline-style="none" fo:font-weight="normal" officeooo:rsid="006e8658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0" style:family="text">
      <style:text-properties fo:color="#00000a" style:font-name="Calibri" fo:font-size="12pt" fo:language="en" fo:country="US" fo:font-style="normal" style:text-underline-style="none" fo:font-weight="normal" officeooo:rsid="00768d40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1" style:family="text">
      <style:text-properties fo:color="#00000a" style:font-name="Calibri" fo:font-size="12pt" fo:language="en" fo:country="US" fo:font-style="normal" style:text-underline-style="none" fo:font-weight="normal" officeooo:rsid="007a6b5a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2" style:family="text">
      <style:text-properties fo:color="#00000a" style:font-name="Calibri" fo:font-size="12pt" fo:language="en" fo:country="US" fo:font-style="normal" style:text-underline-style="none" fo:font-weight="normal" officeooo:rsid="007c03d3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3" style:family="text">
      <style:text-properties fo:color="#00000a" style:font-name="Calibri" fo:font-size="12pt" fo:language="en" fo:country="US" fo:font-style="normal" style:text-underline-style="none" fo:font-weight="normal" officeooo:rsid="007ea5ba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4" style:family="text">
      <style:text-properties fo:color="#00000a" style:font-name="Calibri" fo:font-size="12pt" fo:language="en" fo:country="US" fo:font-style="normal" style:text-underline-style="none" fo:font-weight="normal" officeooo:rsid="00705b90" style:font-name-asian="Calibri1" style:font-size-asian="10.5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5" style:family="text">
      <style:text-properties fo:color="#00000a" style:font-name="Calibri" fo:font-size="12pt" fo:language="en" fo:country="US" fo:font-style="normal" style:text-underline-style="none" officeooo:rsid="006e8658" style:font-name-asian="Calibri1" style:font-size-asian="12pt" style:language-asian="ru" style:country-asian="RU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fo:color="#00000a" style:font-name="Calibri" fo:font-size="12pt" fo:language="en" fo:country="US" fo:font-style="normal" style:text-underline-style="none" officeooo:rsid="00787854" style:font-name-asian="Calibri1" style:font-size-asian="12pt" style:language-asian="ru" style:country-asian="RU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fo:color="#00000a" style:font-name="Calibri" fo:font-size="12pt" fo:language="ru" fo:country="RU" fo:font-weight="normal" style:font-name-asian="Calibri1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28" style:family="text">
      <style:text-properties fo:color="#00000a" style:font-name="Calibri" fo:font-size="12pt" fo:language="ru" fo:country="RU" fo:font-weight="normal" officeooo:rsid="0071c799" style:font-name-asian="Calibri1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29" style:family="text">
      <style:text-properties fo:color="#00000a" style:font-name="Calibri" fo:font-size="12pt" fo:language="ru" fo:country="RU" fo:font-weight="normal" officeooo:rsid="0071e11b" style:font-name-asian="Calibri1" style:font-size-asian="12pt" style:language-asian="ru" style:country-asian="RU" style:font-weight-asian="normal" style:font-name-complex="Times New Roman" style:font-size-complex="12pt" style:language-complex="ar" style:country-complex="SA" style:font-weight-complex="normal"/>
    </style:style>
    <style:style style:name="T30" style:family="text">
      <style:text-properties fo:color="#00000a" style:font-name="Calibri" fo:font-size="12pt" fo:language="ru" fo:country="RU" fo:font-style="normal" style:text-underline-style="none" fo:font-weight="normal" officeooo:rsid="0071c799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1" style:family="text">
      <style:text-properties fo:color="#00000a" style:font-name="Calibri" fo:font-size="12pt" fo:language="ru" fo:country="RU" fo:font-style="normal" style:text-underline-style="none" fo:font-weight="normal" officeooo:rsid="0071e11b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2" style:family="text">
      <style:text-properties fo:color="#00000a" style:font-name="Calibri" fo:font-size="12pt" fo:language="ru" fo:country="RU" fo:font-style="normal" style:text-underline-style="none" fo:font-weight="normal" officeooo:rsid="0071f7e3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3" style:family="text">
      <style:text-properties fo:color="#00000a" style:font-name="Calibri" fo:font-size="12pt" fo:language="ru" fo:country="RU" fo:font-style="normal" style:text-underline-style="none" fo:font-weight="normal" officeooo:rsid="006e8658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4" style:family="text">
      <style:text-properties fo:color="#00000a" style:font-name="Calibri" fo:font-size="12pt" fo:language="ru" fo:country="RU" fo:font-style="normal" style:text-underline-style="none" fo:font-weight="normal" officeooo:rsid="00705b90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5" style:family="text">
      <style:text-properties fo:color="#00000a" style:font-name="Calibri" fo:font-size="12pt" fo:language="ru" fo:country="RU" fo:font-style="normal" style:text-underline-style="none" fo:font-weight="normal" officeooo:rsid="00768d40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6" style:family="text">
      <style:text-properties fo:color="#00000a" style:font-name="Calibri" fo:font-size="12pt" fo:language="ru" fo:country="RU" fo:font-style="normal" style:text-underline-style="none" fo:font-weight="normal" officeooo:rsid="00787854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7" style:family="text">
      <style:text-properties fo:color="#00000a" style:font-name="Calibri" fo:font-size="12pt" fo:language="ru" fo:country="RU" fo:font-style="normal" style:text-underline-style="none" fo:font-weight="normal" officeooo:rsid="007a6b5a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8" style:family="text">
      <style:text-properties fo:color="#00000a" style:font-name="Calibri" fo:font-size="12pt" fo:language="ru" fo:country="RU" fo:font-style="normal" style:text-underline-style="none" fo:font-weight="normal" officeooo:rsid="007c03d3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39" style:family="text">
      <style:text-properties fo:color="#00000a" style:font-name="Calibri" fo:font-size="12pt" fo:language="ru" fo:country="RU" fo:font-style="normal" style:text-underline-style="none" fo:font-weight="normal" officeooo:rsid="007ccadb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0" style:family="text">
      <style:text-properties fo:color="#00000a" style:font-name="Calibri" fo:font-size="12pt" fo:language="ru" fo:country="RU" fo:font-style="normal" style:text-underline-style="none" fo:font-weight="normal" officeooo:rsid="007ea5ba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1" style:family="text">
      <style:text-properties fo:color="#00000a" style:font-name="Calibri" fo:font-size="12pt" fo:language="ru" fo:country="RU" fo:font-style="normal" style:text-underline-style="none" fo:font-weight="normal" officeooo:rsid="007f1128" style:font-name-asian="Calibri1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2" style:family="text">
      <style:text-properties fo:color="#00000a" style:font-name="Calibri" fo:font-size="12pt" fo:language="ru" fo:country="RU" fo:font-style="normal" style:text-underline-style="none" fo:font-weight="normal" officeooo:rsid="006e8658" style:font-name-asian="Calibri1" style:font-size-asian="10.5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3" style:family="text">
      <style:text-properties fo:color="#00000a" style:font-name="Calibri" fo:font-size="12pt" fo:language="ru" fo:country="RU" fo:font-style="normal" style:text-underline-style="none" fo:font-weight="normal" officeooo:rsid="00705b90" style:font-name-asian="Calibri1" style:font-size-asian="10.5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4" style:family="text">
      <style:text-properties fo:color="#00000a" fo:font-size="16pt" fo:language="en" fo:country="US" style:font-name-asian="Calibri1" style:font-size-asian="16pt" style:language-asian="ru" style:country-asian="RU" style:font-name-complex="Times New Roman" style:font-size-complex="16pt" style:language-complex="ar" style:country-complex="SA"/>
    </style:style>
    <style:style style:name="T45" style:family="text">
      <style:text-properties fo:font-size="12pt" fo:language="ru" fo:country="RU" fo:font-style="normal" style:text-underline-style="none" fo:font-weight="normal" officeooo:rsid="00705b9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language="ru" fo:country="RU" fo:font-style="normal" style:text-underline-style="none" fo:font-weight="normal" officeooo:rsid="0071c799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style:text-underline-style="none" officeooo:rsid="00705b90" style:font-size-asian="12pt" style:font-style-asian="normal" style:font-size-complex="12pt" style:font-style-complex="normal"/>
    </style:style>
    <style:style style:name="T48" style:family="text">
      <style:text-properties fo:font-size="12pt" fo:font-style="normal" style:text-underline-style="none" fo:font-weight="normal" officeooo:rsid="00705b9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style:text-underline-style="none" fo:font-weight="normal" officeooo:rsid="0071c799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officeooo:rsid="00736438"/>
    </style:style>
    <style:style style:name="T51" style:family="text">
      <style:text-properties officeooo:rsid="0074544d"/>
    </style:style>
    <style:style style:name="T52" style:family="text">
      <style:text-properties officeooo:rsid="00762d5c"/>
    </style:style>
    <style:style style:name="T53" style:family="text">
      <style:text-properties officeooo:rsid="0081c902"/>
    </style:style>
    <style:style style:name="T54" style:family="text">
      <style:text-properties officeooo:rsid="00821935"/>
    </style:style>
    <style:style style:name="T55" style:family="text">
      <style:text-properties officeooo:rsid="0082c309"/>
    </style:style>
    <style:style style:name="T56" style:family="text">
      <style:text-properties officeooo:rsid="0083af79"/>
    </style:style>
    <style:style style:name="T57" style:family="text">
      <style:text-properties officeooo:rsid="00848ecd"/>
    </style:style>
    <style:style style:name="T58" style:family="text">
      <style:text-properties officeooo:rsid="0084e47a"/>
    </style:style>
    <style:style style:name="T59" style:family="text">
      <style:text-properties officeooo:rsid="0085f8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kUTILS</text:p>
      <text:p text:style-name="P20">Руководство программиста</text:p>
      <text:p text:style-name="P20">Версия 1910<text:span text:style-name="T2">29</text:span></text:p>
      <text:p text:style-name="P20"/>
      <text:p text:style-name="P20"/>
      <text:p text:style-name="P4">Оглавление</text:p>
      <text:p text:style-name="P9"/>
      <text:p text:style-name="P4">Введение</text:p>
      <text:p text:style-name="P9">Данное руководство описывает <text:span text:style-name="T8">работу с пакетом </text:span><text:span text:style-name="T2">kot_common/kutils</text:span></text:p>
      <text:p text:style-name="P10">Этот пакет несет не специфические функции общего назначения.</text:p>
      <text:p text:style-name="P10">То есть разнообразные утилиты, которым не нашлось места в других (специфических) пакетах библиотеки <text:span text:style-name="T1">kot_common</text:span></text:p>
      <text:p text:style-name="P11">Руководство описывает публичные элементы (константы, типы, и т. д.), но, для полноты картины, может также описывать и приватные элементы.</text:p>
      <text:p text:style-name="P1"/>
      <text:p text:style-name="P5">Общ<text:span text:style-name="T50">е</text:span>е <text:span text:style-name="T50">описание</text:span></text:p>
      <text:p text:style-name="P12">Пакет <text:s/>импортирует "math/rand" и делает настройку зерна генератора псевдослучайных чисел: <text:span text:style-name="T51">rand.Seed(int64(b.Sub(time.Now()))), где b, err = time.Parse("02.01.2006", "07.11.1917")</text:span></text:p>
      <text:p text:style-name="P13">То есть, пакет имеет функцию <text:span text:style-name="T1">init(), </text:span><text:span text:style-name="T52">которая выполняет эту настройку, поэтому различные процессы, использующие пакет </text:span><text:span text:style-name="T3">kutils, </text:span><text:span text:style-name="T52">будут иметь (с весьма большой вероятностью) различные последовательности псевдослучайных чисел.</text:span></text:p>
      <text:p text:style-name="P7">Переменные</text:p>
      <text:p text:style-name="P39"><text:span text:style-name="Strong_20_Emphasis"><text:span text:style-name="T15">FmtFlag</text:span></text:span><text:span text:style-name="Strong_20_Emphasis"><text:span text:style-name="T14"> </text:span></text:span><text:span text:style-name="Strong_20_Emphasis"><text:span text:style-name="T15">int</text:span></text:span></text:p>
      <text:p text:style-name="P40"><text:span text:style-name="Strong_20_Emphasis"><text:span text:style-name="T36">Эта переменная управляет поведением функции </text:span></text:span><text:span text:style-name="Strong_20_Emphasis"><text:span text:style-name="T37">Printf(format string, args ...interface{}) См. далее.</text:span></text:span></text:p>
      <text:p text:style-name="P40"><text:span text:style-name="Strong_20_Emphasis"><text:span text:style-name="T37">То есть, если </text:span></text:span><text:span text:style-name="Strong_20_Emphasis"><text:span text:style-name="T26">FmtFlag</text:span></text:span><text:span text:style-name="Strong_20_Emphasis"><text:span text:style-name="T37">==0, то функция ничего не делает</text:span></text:span></text:p>
      <text:p text:style-name="P6">Функции</text:p>
      <text:p text:style-name="P22"><text:span text:style-name="Strong_20_Emphasis"><text:span text:style-name="T44">NULL functions</text:span></text:span></text:p>
      <text:p text:style-name="P37"><text:span text:style-name="Strong_20_Emphasis"><text:span text:style-name="T42">Имена этих функций начинаются с префикса Null и первым параметром </text:span></text:span><text:span text:style-name="Strong_20_Emphasis"><text:span text:style-name="T43">(</text:span></text:span><text:span text:style-name="Strong_20_Emphasis"><text:span text:style-name="T24">nt)</text:span></text:span><text:span text:style-name="Strong_20_Emphasis"><text:span text:style-name="T42"> принимают значение типа </text:span></text:span><text:span text:style-name="Strong_20_Emphasis"><text:span text:style-name="T25">interface{}</text:span></text:span><text:span text:style-name="Strong_20_Emphasis"><text:span text:style-name="T19"> </text:span></text:span><text:span text:style-name="Strong_20_Emphasis"><text:span text:style-name="T33">которое преобразуется в строку, </text:span></text:span><text:span text:style-name="Strong_20_Emphasis"><text:span text:style-name="T34">специфичную для функции. Например, строковое представление числа</text:span></text:span></text:p>
      <text:p text:style-name="P27"><text:span text:style-name="Strong_20_Emphasis"><text:span text:style-name="T45">Второй параметр (</text:span></text:span><text:span text:style-name="Strong_20_Emphasis"><text:span text:style-name="T47">ifNil string</text:span></text:span><text:span text:style-name="Strong_20_Emphasis"><text:span text:style-name="T48">) </text:span></text:span><text:span text:style-name="Strong_20_Emphasis"><text:span text:style-name="T45">задает строку, которая должна быть возвращена в случае, если первый параметр </text:span></text:span><text:span text:style-name="Strong_20_Emphasis"><text:span text:style-name="T48">nil</text:span></text:span></text:p>
      <text:p text:style-name="P28"><text:span text:style-name="Strong_20_Emphasis"><text:span text:style-name="T45">Третий параметр (</text:span></text:span><text:span text:style-name="Strong_20_Emphasis"><text:span text:style-name="T47">ifWhatIs string</text:span></text:span><text:span text:style-name="Strong_20_Emphasis"><text:span text:style-name="T45">) <text:s/>задает строку, которая должна быть возвращена в случае, если </text:span></text:span><text:span text:style-name="Strong_20_Emphasis"><text:span text:style-name="T46">преобразование не возможно. Например, нужно получить строковое представление числа, а первый параметр имеет фактический тип <text:s/></text:span></text:span><text:span text:style-name="Strong_20_Emphasis"><text:span text:style-name="T49">time.Time. </text:span></text:span><text:span text:style-name="Strong_20_Emphasis"><text:span text:style-name="T46">То есть, фактический тип первого параметра не соответствует специфике функции.</text:span></text:span></text:p>
      <text:p text:style-name="P28"><text:span text:style-name="Strong_20_Emphasis"><text:span text:style-name="T46"/></text:span></text:p>
      <text:p text:style-name="P28"><text:span text:style-name="Strong_20_Emphasis"><text:span text:style-name="T46">Имеются следующие функции:</text:span></text:span></text:p>
      <text:p text:style-name="P28"><text:span text:style-name="Strong_20_Emphasis"><text:span text:style-name="T46"/></text:span></text:p>
      <text:p text:style-name="P34"><text:span text:style-name="Strong_20_Emphasis"><text:span text:style-name="T14">func NullTimeToString(nt interface{}, ifNil string, ifWhatIs string) string</text:span></text:span></text:p>
      <text:p text:style-name="P35"><text:span text:style-name="Strong_20_Emphasis"><text:span text:style-name="T28">Предполагает, что первым параме</text:span></text:span><text:span text:style-name="Strong_20_Emphasis"><text:span text:style-name="T29">т</text:span></text:span><text:span text:style-name="Strong_20_Emphasis"><text:span text:style-name="T28">ром будет предано <text:s/></text:span></text:span><text:span text:style-name="Strong_20_Emphasis"><text:span text:style-name="T18">time.Time, </text:span></text:span><text:span text:style-name="Strong_20_Emphasis"><text:span text:style-name="T30">и преобразует в строку с форматом </text:span></text:span><text:span text:style-name="Strong_20_Emphasis"><text:span text:style-name="T31">"02.01.2006", то есть в дату.</text:span></text:span></text:p>
      <text:p text:style-name="P35"><text:span text:style-name="Strong_20_Emphasis"><text:span text:style-name="T31"/></text:span></text:p>
      <text:p text:style-name="P34"><text:span text:style-name="Strong_20_Emphasis"><text:span text:style-name="T14">func NullIntToString(nt interface{}, ifNil string, ifWhatIs string) string</text:span></text:span></text:p>
      <text:p text:style-name="P35"><text:span text:style-name="Strong_20_Emphasis"><text:span text:style-name="T28">Предполагает, что первым параме</text:span></text:span><text:span text:style-name="Strong_20_Emphasis"><text:span text:style-name="T29">т</text:span></text:span><text:span text:style-name="Strong_20_Emphasis"><text:span text:style-name="T28">ром будет предано </text:span></text:span><text:span text:style-name="Strong_20_Emphasis"><text:span text:style-name="T17">int</text:span></text:span><text:span text:style-name="Strong_20_Emphasis"><text:span text:style-name="T18">, </text:span></text:span><text:span text:style-name="Strong_20_Emphasis"><text:span text:style-name="T30">и преобразует в </text:span></text:span><text:span text:style-name="Strong_20_Emphasis"><text:span text:style-name="T31">строку strconv.Itoa(nt.(int)).</text:span></text:span></text:p>
      <text:p text:style-name="P35"><text:span text:style-name="Strong_20_Emphasis"><text:span text:style-name="T31"/></text:span></text:p>
      <text:p text:style-name="P34"><text:span text:style-name="Strong_20_Emphasis"><text:span text:style-name="T14">func NullFloatToString(nt interface{}, ifNil string, ifWhatIs string) string</text:span></text:span></text:p>
      <text:p text:style-name="P36"><text:span text:style-name="Strong_20_Emphasis"><text:span text:style-name="T28">Предполагает, что первым параме</text:span></text:span><text:span text:style-name="Strong_20_Emphasis"><text:span text:style-name="T29">т</text:span></text:span><text:span text:style-name="Strong_20_Emphasis"><text:span text:style-name="T28">ром будет предано </text:span></text:span><text:span text:style-name="Strong_20_Emphasis"><text:span text:style-name="T18">, </text:span></text:span><text:span text:style-name="Strong_20_Emphasis"><text:span text:style-name="T30">и преобразует в </text:span></text:span><text:span text:style-name="Strong_20_Emphasis"><text:span text:style-name="T31">строку </text:span></text:span><text:span text:style-name="Strong_20_Emphasis"><text:span text:style-name="T32">strconv.FormatFloat(nt, 'f', -1, 32)</text:span></text:span><text:span text:style-name="Strong_20_Emphasis"><text:span text:style-name="T31">.</text:span></text:span></text:p>
      <text:p text:style-name="P29"><text:span text:style-name="Strong_20_Emphasis"><text:span text:style-name="T31"/></text:span></text:p>
      <text:p text:style-name="P27"><text:span text:style-name="Strong_20_Emphasis"/></text:p>
      <text:p text:style-name="P27"><text:span text:style-name="Strong_20_Emphasis"/></text:p>
      <text:p text:style-name="P33"><text:bookmark text:name="True_Random_functions"/><text:span text:style-name="Strong_20_Emphasis"><text:span text:style-name="T9">True Random functions</text:span></text:span></text:p>
      <text:p text:style-name="P33"><text:span text:style-name="Strong_20_Emphasis"><text:span text:style-name="T9">func TrueRandInt() (string, error)</text:span></text:span></text:p>
      <text:p text:style-name="P33"><text:span text:style-name="Strong_20_Emphasis"><text:span text:style-name="T9">func TrueRandIntAsInt() (int, error)</text:span></text:span></text:p>
      <text:p text:style-name="P38"><text:span text:style-name="Strong_20_Emphasis"><text:span text:style-name="T35">Эти функции возвращают очередное псевдослучайное число с учетом сказанного в разделе «Общее о</text:span></text:span><text:span text:style-name="Strong_20_Emphasis"><text:span text:style-name="T37">пи</text:span></text:span><text:span text:style-name="Strong_20_Emphasis"><text:span text:style-name="T35">сание». Всегда </text:span></text:span><text:span text:style-name="Strong_20_Emphasis"><text:span text:style-name="T20">error==nil</text:span></text:span></text:p>
      <text:p text:style-name="P30"><text:span text:style-name="Strong_20_Emphasis"><text:span text:style-name="T11"/></text:span></text:p>
      <text:p text:style-name="P29"><text:span text:style-name="Strong_20_Emphasis"><text:span text:style-name="T10"/></text:span></text:p>
      <text:p text:style-name="P40"><text:bookmark-start text:name="api_FmtWraps"/><text:span text:style-name="Strong_20_Emphasis"><text:span text:style-name="T9">func Printf(f string, args ...interface{})</text:span></text:span><text:bookmark-end text:name="api_FmtWraps"/><text:span text:style-name="Strong_20_Emphasis"><text:span text:style-name="T9"><text:line-break/></text:span></text:span><text:span text:style-name="Strong_20_Emphasis"><text:span text:style-name="T37">Функция является оболочкой для </text:span></text:span><text:span text:style-name="Strong_20_Emphasis"><text:span text:style-name="T21">fmt.Printf, </text:span></text:span><text:span text:style-name="Strong_20_Emphasis"><text:span text:style-name="T37">то есть выводит сообщение в </text:span></text:span><text:span text:style-name="Strong_20_Emphasis"><text:span text:style-name="T21">os.Stdout. </text:span></text:span><text:span text:style-name="Strong_20_Emphasis"><text:span text:style-name="T37">Она ничего не делает, если переменная (см. выше) </text:span></text:span><text:span text:style-name="Strong_20_Emphasis"><text:span text:style-name="T21">FmtFlag==0, </text:span></text:span><text:span text:style-name="Strong_20_Emphasis"><text:span text:style-name="T37">в противном </text:span></text:span><text:span text:style-name="Strong_20_Emphasis"><text:span text:style-name="T38">случае добавляет к сообщению префикс <text:s/>«</text:span></text:span><text:span text:style-name="Strong_20_Emphasis"><text:span text:style-name="T22">--M--</text:span></text:span><text:span text:style-name="Strong_20_Emphasis"><text:span text:style-name="T38">». Предназначалась для вывода в консоль отладочной информации, который (вывод) можно подавить установкой <text:s/></text:span></text:span><text:span text:style-name="Strong_20_Emphasis"><text:span text:style-name="T21">FmtFlag </text:span></text:span><text:span text:style-name="Strong_20_Emphasis"><text:span text:style-name="T38">в нуль</text:span></text:span></text:p>
      <text:p text:style-name="P40"><text:span text:style-name="Strong_20_Emphasis"><text:span text:style-name="T9"><text:s/></text:span></text:span></text:p>
      <text:p text:style-name="P26"><text:span text:style-name="Strong_20_Emphasis"/></text:p>
      <text:p text:style-name="P33"><text:span text:style-name="Strong_20_Emphasis"><text:span text:style-name="T9">func </text:span></text:span><text:bookmark-start text:name="StrWithoutNull"/><text:span text:style-name="Strong_20_Emphasis"><text:span text:style-name="T9">StrWithoutNull</text:span></text:span><text:bookmark-end text:name="StrWithoutNull"/><text:span text:style-name="Strong_20_Emphasis"><text:span text:style-name="T9">(str string, rep string) (res string).</text:span></text:span></text:p>
      <text:p text:style-name="P23"><text:span text:style-name="Strong_20_Emphasis"><text:span text:style-name="T37">Функция </text:span></text:span><text:span text:style-name="Strong_20_Emphasis"><text:span text:style-name="T39">заменяет </text:span></text:span><text:span text:style-name="Strong_20_Emphasis"><text:span text:style-name="T40">в </text:span></text:span><text:span text:style-name="Strong_20_Emphasis"><text:span text:style-name="T23">str </text:span></text:span><text:span text:style-name="Strong_20_Emphasis"><text:span text:style-name="T40">байты со значением </text:span></text:span><text:span text:style-name="Strong_20_Emphasis"><text:span text:style-name="T23">&lt; 10 </text:span></text:span><text:span text:style-name="Strong_20_Emphasis"><text:span text:style-name="T40">на первый байт из </text:span></text:span><text:span text:style-name="Strong_20_Emphasis"><text:span text:style-name="T23">rep. </text:span></text:span><text:span text:style-name="Strong_20_Emphasis"><text:span text:style-name="T40">Если </text:span></text:span><text:span text:style-name="Strong_20_Emphasis"><text:span text:style-name="T23">rep </text:span></text:span><text:span text:style-name="Strong_20_Emphasis"><text:span text:style-name="T40">пусто, то полагается </text:span></text:span><text:span text:style-name="Strong_20_Emphasis"><text:span text:style-name="T23">rep </text:span></text:span><text:span text:style-name="Strong_20_Emphasis"><text:span text:style-name="T40">= </text:span></text:span><text:span text:style-name="Strong_20_Emphasis"><text:span text:style-name="T23">“!”</text:span></text:span></text:p>
      <text:p text:style-name="P31"><text:span text:style-name="Strong_20_Emphasis"><text:span text:style-name="T11"/></text:span></text:p>
      <text:p text:style-name="P26"><text:span text:style-name="Strong_20_Emphasis"/></text:p>
      <text:p text:style-name="P26"><text:span text:style-name="Strong_20_Emphasis"/></text:p>
      <text:p text:style-name="P42"><text:span text:style-name="Strong_20_Emphasis"><text:span text:style-name="T44">func </text:span></text:span><text:bookmark-start text:name="api_EraseNulls"/><text:span text:style-name="Strong_20_Emphasis"><text:span text:style-name="T44">EraseNulls</text:span></text:span><text:bookmark-end text:name="api_EraseNulls"/><text:span text:style-name="Strong_20_Emphasis"><text:span text:style-name="T44">(str string) (res string)</text:span></text:span></text:p>
      <text:p text:style-name="P42"><text:span text:style-name="Strong_20_Emphasis"><text:span text:style-name="T37">Функция </text:span></text:span><text:span text:style-name="Strong_20_Emphasis"><text:span text:style-name="T41">из</text:span></text:span><text:span text:style-name="Strong_20_Emphasis"><text:span text:style-name="T40"> </text:span></text:span><text:span text:style-name="Strong_20_Emphasis"><text:span text:style-name="T23">str </text:span></text:span><text:span text:style-name="Strong_20_Emphasis"><text:span text:style-name="T40">байты со значением </text:span></text:span><text:span text:style-name="Strong_20_Emphasis"><text:span text:style-name="T41">0</text:span></text:span></text:p>
      <text:p text:style-name="P32"><text:span text:style-name="Strong_20_Emphasis"><text:span text:style-name="T11"/></text:span></text:p>
      <text:p text:style-name="P41"><text:span text:style-name="Strong_20_Emphasis"><text:span text:style-name="T9">func TraceStack() (stack string)</text:span></text:span></text:p>
      <text:p text:style-name="P41"><text:bookmark-start text:name="api_TraceStack"/><text:span text:style-name="Strong_20_Emphasis"><text:span text:style-name="T27">Получить трассировку стека</text:span></text:span><text:bookmark-end text:name="api_TraceStack"/></text:p>
      <text:p text:style-name="P41"><text:span text:style-name="Strong_20_Emphasis"><text:span text:style-name="T27">Трассировка дается как последовательность имен функций, разделенных знаком -. В вершине (первый член последовательности) имя функции, вызывающая эту</text:span></text:span></text:p>
      <text:p text:style-name="P26"><text:span text:style-name="Strong_20_Emphasis"><text:span text:style-name="T16"/></text:span></text:p>
      <text:p text:style-name="P41"><text:bookmark-start text:name="api_IntfTo"/><text:span text:style-name="Strong_20_Emphasis"><text:span text:style-name="T12">Представить </text:span></text:span><text:span text:style-name="Strong_20_Emphasis"><text:span text:style-name="T9">interface{} </text:span></text:span><text:span text:style-name="Strong_20_Emphasis"><text:span text:style-name="T12">как</text:span></text:span><text:bookmark-end text:name="api_IntfTo"/></text:p>
      <text:p text:style-name="P41"><text:span text:style-name="Strong_20_Emphasis"><text:span text:style-name="T12">Эта группа функций преобразует значение типа </text:span></text:span><text:span text:style-name="Strong_20_Emphasis"><text:span text:style-name="T9">inteface{} </text:span></text:span><text:span text:style-name="Strong_20_Emphasis"><text:span text:style-name="T12">в значение другого типа если это возможно. Они имеют префикс </text:span></text:span><text:span text:style-name="Strong_20_Emphasis"><text:span text:style-name="T9">IntfTo</text:span></text:span><text:span text:style-name="Strong_20_Emphasis"><text:span text:style-name="T13"> и возвращают</text:span></text:span><text:span text:style-name="Strong_20_Emphasis"><text:span text:style-name="T12"> специфическое значение (</text:span></text:span><text:span text:style-name="Strong_20_Emphasis"><text:span text:style-name="T9">int, string ...)</text:span></text:span><text:span text:style-name="Strong_20_Emphasis"><text:span text:style-name="T12">, и </text:span></text:span><text:span text:style-name="Strong_20_Emphasis"><text:span text:style-name="T9">(true, false) </text:span></text:span><text:span text:style-name="Strong_20_Emphasis"><text:span text:style-name="T12">как признак, удалась ли операция преобразования. Имеются в группе<text:line-break/>IntfToInt(v interface{}) (int, bool) –</text:span></text:span><text:span text:style-name="Strong_20_Emphasis"><text:span text:style-name="T9"> </text:span></text:span><text:span text:style-name="Strong_20_Emphasis"><text:span text:style-name="T12">возвращает </text:span></text:span><text:span text:style-name="Strong_20_Emphasis"><text:span text:style-name="T9">true, </text:span></text:span><text:span text:style-name="Strong_20_Emphasis"><text:span text:style-name="T12">если параметр содержит </text:span></text:span><text:span text:style-name="Strong_20_Emphasis"><text:span text:style-name="T9">uint, int, int32, int64<text:line-break/>func IntfToString(v interface{}) (string, bool)</text:span></text:span><text:span text:style-name="Strong_20_Emphasis"><text:span text:style-name="T12">–</text:span></text:span><text:span text:style-name="Strong_20_Emphasis"><text:span text:style-name="T9"> </text:span></text:span><text:span text:style-name="Strong_20_Emphasis"><text:span text:style-name="T12">возвращает </text:span></text:span><text:span text:style-name="Strong_20_Emphasis"><text:span text:style-name="T9">true, </text:span></text:span><text:span text:style-name="Strong_20_Emphasis"><text:span text:style-name="T12">если параметр содержит </text:span></text:span><text:span text:style-name="Strong_20_Emphasis"><text:span text:style-name="T9">string. </text:span></text:span><text:span text:style-name="Strong_20_Emphasis"><text:span text:style-name="T12">Иначе если параметр </text:span></text:span><text:span text:style-name="Strong_20_Emphasis"><text:span text:style-name="T9">nill, </text:span></text:span><text:span text:style-name="Strong_20_Emphasis"><text:span text:style-name="T12">то "no string but nil", иначе "no string"</text:span></text:span></text:p>
      <text:p text:style-name="P26"><text:span text:style-name="Strong_20_Emphasis"/></text:p>
      <text:p text:style-name="P33"><text:bookmark-start text:name="api_GetWantedLines"/><text:span text:style-name="Strong_20_Emphasis"><text:span text:style-name="T9">func GetWantedLines</text:span></text:span><text:bookmark-end text:name="api_GetWantedLines"/><text:span text:style-name="Strong_20_Emphasis"><text:span text:style-name="T9">(r io.Reader, filter string) (lns []string, err error)</text:span></text:span></text:p>
      <text:p text:style-name="P33"><text:span text:style-name="Strong_20_Emphasis"><text:span text:style-name="T12">отбирает из потока строки, которые содержат подстроку </text:span></text:span><text:span text:style-name="Strong_20_Emphasis"><text:span text:style-name="T9">filter<text:line-break/></text:span></text:span><text:span text:style-name="Strong_20_Emphasis"><text:span text:style-name="T12">190708 </text:span></text:span><text:span text:style-name="Strong_20_Emphasis"><text:span text:style-name="T9">Is it really so that golang does not have such function? I suspect that in time I come across it. 190716 Does it select wanted lines from a very stream? In other word, may the parameter r be named “stream”? Do not a next explanation be more correct?<text:line-break/></text:span></text:span><text:span text:style-name="Strong_20_Emphasis"><text:span text:style-name="T12">Отбирает из </text:span></text:span><text:span text:style-name="Strong_20_Emphasis"><text:span text:style-name="T9">r </text:span></text:span><text:span text:style-name="Strong_20_Emphasis"><text:span text:style-name="T12">сроки до исчерпания </text:span></text:span><text:span text:style-name="Strong_20_Emphasis"><text:span text:style-name="T9">r </text:span></text:span><text:span text:style-name="Strong_20_Emphasis"><text:span text:style-name="T12">или ошибки. Если ошибки нет, </text:span></text:span><text:span text:style-name="Strong_20_Emphasis"><text:span text:style-name="T9">Lns </text:span></text:span><text:span text:style-name="Strong_20_Emphasis"><text:span text:style-name="T12">содержит отобранные строки, иначе </text:span></text:span><text:span text:style-name="Strong_20_Emphasis"><text:span text:style-name="T9">Lns==nil</text:span></text:span><text:span text:style-name="Strong_20_Emphasis"><text:span text:style-name="T12">. Время работы не лимитируется!</text:span></text:span></text:p>
      <text:p text:style-name="P24"><text:span text:style-name="Strong_20_Emphasis"><text:span text:style-name="T9"/></text:span></text:p>
      <text:p text:style-name="P25"><text:span text:style-name="Strong_20_Emphasis"><text:span text:style-name="T7">Письмо разработчику</text:span></text:span></text:p>
      <text:p text:style-name="P14">Это оболочка пакета "gopkg.in/gomail.v2" состоит из <text:span text:style-name="T56">трех</text:span> функций, через которые может быть отправлено сообщение н<text:span text:style-name="T59">а</text:span> <text:span text:style-name="T1">email.</text:span></text:p>
      <text:p text:style-name="P15"><text:span text:style-name="T1">func SetDevMailSettings(//</text:span>Устанавливает параметры для отправки писем</text:p>
      <text:p text:style-name="P16"><text:span text:style-name="T1"><text:tab/>MAIL_USER_EMAIL string,//</text:span><text:span text:style-name="T4">email </text:span><text:span text:style-name="T53">пользователя, от имени которого будут посылаться письма, например info@ksodd.com</text:span></text:p>
      <text:p text:style-name="P15"><text:span text:style-name="T1"><text:tab/>MAIL_USER_PASS string,// </text:span><text:span text:style-name="T53">пароль выше указанного пользователя</text:span></text:p>
      <text:p text:style-name="P17"><text:span text:style-name="T1"><text:tab/>MAIL_SMTP string,//</text:span><text:span text:style-name="T53">север, например mail.nic.ru</text:span></text:p>
      <text:p text:style-name="P15"><text:span text:style-name="T1"><text:tab/>MAIL_SMTP_PORT string,// </text:span><text:span text:style-name="T54">порт, например 2525</text:span></text:p>
      <text:p text:style-name="P15"><text:span text:style-name="T1"><text:tab/>MAIL_DEVELOPERS string,// </text:span><text:span text:style-name="T54">список через запятую </text:span><text:span text:style-name="T6">email </text:span><text:span text:style-name="T54">адресов получателей</text:span></text:p>
      <text:p text:style-name="P15"><text:span text:style-name="T1"><text:tab/>AppData string,//</text:span><text:span text:style-name="T54">Данные, специфичные для приложения, которое будет слать письма, будут добавлены как преамбула к тексту письма</text:span></text:p>
      <text:p text:style-name="P15"><text:span text:style-name="T1">)</text:span></text:p>
      <text:p text:style-name="P44">Функция ничего не возвращает, но если сообщение <text:s/>отослать не удалось, делает запись в kerr.SysErr</text:p>
      <text:p text:style-name="P18"><text:span text:style-name="T1">func SendDeveloper(subject, text string)// </text:span>Отсылает письмо; Первый параметр — тема, второй — собственно текст. Если тема пуста, то полагается <text:s/><text:span text:style-name="T1">subject </text:span>= "Prog problem". <text:span text:style-name="T58">Функция не возвращает ошибки, но при</text:span> <text:span text:style-name="T58">возникновении ее делает запись в kerr.SysErrPrintf. </text:span>Функция ничего не делает, если <text:s/><text:span text:style-name="T5">SetDevMailSettings </text:span>не была вызвана. <text:span text:style-name="T57">Иначе, помимо собственно отсылки, она увеличивает счетчик вызовов, счетчик общего затраченного на вызовы времени, а также фиксирует максимальное время вызова. Эти данные могут быть получены для просмотра через следующую функцию.</text:span></text:p>
      <text:p text:style-name="P19">func GetMailStatistic() string //</text:p>
      <text:p text:style-name="P8">Регистрация</text:p>
      <text:p text:style-name="P1"/>
      <text:p text:style-name="P3"><text:bookmark-start text:name="List of changes"/>List of changes.<text:bookmark-end text:name="List of changes"/>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8:41:33.658000000</meta:creation-date>
    <dc:date>2019-12-25T15:55:34.668000000</dc:date>
    <meta:editing-duration>P2DT1H44M57S</meta:editing-duration>
    <meta:editing-cycles>35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60" meta:word-count="754" meta:character-count="5743" meta:non-whitespace-character-count="5030"/>
  </office:meta>
</office:document-meta>
</file>